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Garamond-Bold" svg:font-family="AGaramond-Bold"/>
    <style:font-face style:name="AGaramond-Italic" svg:font-family="AGaramond-Italic"/>
    <style:font-face style:name="AGaramond-Regular" svg:font-family="AGaramond-Regular"/>
    <style:font-face style:name="Frutiger-BlackCn" svg:font-family="Frutiger-BlackCn"/>
    <style:font-face style:name="LucidaSans-Typewriter" svg:font-family="LucidaSans-Typewrite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31f20" style:font-name="Frutiger-BlackCn" fo:font-size="12pt" fo:font-style="normal"/>
    </style:style>
    <style:style style:name="T1" style:family="text">
      <style:text-properties fo:font-weight="bold"/>
    </style:style>
    <style:style style:name="T2" style:family="text">
      <style:text-properties style:font-name="AGaramond-Italic" fo:font-size="11pt"/>
    </style:style>
    <style:style style:name="T3" style:family="text">
      <style:text-properties style:font-name="AGaramond-Italic" fo:font-size="11pt" fo:font-style="italic"/>
    </style:style>
    <style:style style:name="T4" style:family="text">
      <style:text-properties style:font-name="AGaramond-Bold" fo:font-size="11pt"/>
    </style:style>
    <style:style style:name="T5" style:family="text">
      <style:text-properties style:font-name="AGaramond-Bold" fo:font-size="11pt" fo:font-weight="bold"/>
    </style:style>
    <style:style style:name="T6" style:family="text">
      <style:text-properties style:font-name="AGaramond-Regular" fo:font-size="11pt"/>
    </style:style>
    <style:style style:name="T7" style:family="text">
      <style:text-properties style:font-name="AGaramond-Regular" fo:font-size="11pt" fo:font-weight="bold"/>
    </style:style>
    <style:style style:name="T8" style:family="text">
      <style:text-properties style:font-name="AGaramond-Regular" fo:font-size="11pt" fo:font-style="italic" style:font-style-asian="italic" style:font-style-complex="italic"/>
    </style:style>
    <style:style style:name="T9" style:family="text">
      <style:text-properties style:font-name="LucidaSans-Typewriter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ll in the Blank</text:span><text:line-break/><text:span text:style-name="T3">Complete the following sentences by writing the correct word or words in the blanks provided.</text:span><text:span text:style-name="T2"><text:line-break/></text:span><text:span text:style-name="T5">1. </text:span><text:span text:style-name="T6">The </text:span><text:span text:style-name="T8">finally</text:span><text:span text:style-name="T6"> block is often used in association with the </text:span><text:span text:style-name="T9">try </text:span><text:span text:style-name="T6">block to write<text:line-break/>cleanup code.<text:line-break/></text:span><text:span text:style-name="T5">2. </text:span><text:span text:style-name="T6">To handle exceptions, place the code that throws exceptions inside a </text:span><text:span text:style-name="T8">try</text:span><text:span text:style-name="T6"><text:line-break/>block and place the code that handles the exceptions inside </text:span><text:span text:style-name="T8">catch</text:span><text:span text:style-name="T6"> blocks.<text:line-break/></text:span><text:span text:style-name="T5">3. </text:span><text:span text:style-name="T6">When working with events, the class that sends the notification is </text:span><text:span text:style-name="T8">publisher</text:span><text:span text:style-name="T6"> called as a<text:line-break/>of the event and the class that receives the notification is </text:span><text:span text:style-name="T8">subscriber</text:span><text:span text:style-name="T6"> called the<text:line-break/>of the event.<text:line-break/></text:span><text:span text:style-name="T5">4. </text:span><text:span text:style-name="T6">When passing event-related data from event publisher to event subscribers, use a class<text:line-break/>that is derived from the </text:span><text:span text:style-name="T8">EventArgs</text:span><text:span text:style-name="T6"> class.<text:line-break/></text:span><text:span text:style-name="T5">5. </text:span><text:span text:style-name="T6">In the .NET Framework, an exception is represented by using an object of the<text:line-break/>class or one of its derived classes.<text:line-break/></text:span><text:span text:style-name="T5">6. </text:span><text:span text:style-name="T6">When handling exceptions, the </text:span><text:span text:style-name="T9">catch </text:span><text:span text:style-name="T6">block should be written in order of the more<text:line-break/>exception to the more exceptions.<text:line-break/></text:span><text:span text:style-name="T5">7. </text:span><text:span text:style-name="T6">The applications settings are stored on the disk in format.<text:line-break/></text:span><text:span text:style-name="T5">8. </text:span><text:span text:style-name="T6">A is a type that references a method.<text:line-break/></text:span><text:span text:style-name="T5">9. </text:span><text:span text:style-name="T6">A delegate can be bound to any method whose signature matches that of the<text:line-break/>.<text:line-break/></text:span><text:span text:style-name="T5">10. </text:span><text:span text:style-name="T6">The file allows the Web applications to change certain settings at<text:line-break/>runtime without the need to modify the application’s source code.<text:line-break/></text:span><text:span text:style-name="T1">Multiple Choice</text:span><text:line-break/><text:span text:style-name="T3">Circle the letter that corresponds to the best answer.</text:span><text:span text:style-name="T2"><text:line-break/></text:span><text:span text:style-name="T5">1. </text:span><text:span text:style-name="T6">You need to write code that closes a connection to a database. You need to make sure<text:line-break/>that this code is always executed regardless of whether an exception is thrown. Where<text:line-break/>should you write this code?<text:line-break/></text:span><text:span text:style-name="T5">a. </text:span><text:span text:style-name="T6">Within a </text:span><text:span text:style-name="T9">try </text:span><text:span text:style-name="T6">block<text:line-break/></text:span><text:span text:style-name="T5">b. </text:span><text:span text:style-name="T6">Within a </text:span><text:span text:style-name="T9">catch </text:span><text:span text:style-name="T6">block<text:line-break/></text:span><text:span text:style-name="T5">c. </text:span><text:span text:style-name="T6">Within a </text:span><text:span text:style-name="T9">finally </text:span><text:span text:style-name="T6">block<text:line-break/></text:span><text:span text:style-name="T5">d. </text:span><text:span text:style-name="T6">Within the </text:span><text:span text:style-name="T9">Main </text:span><text:span text:style-name="T6">method</text:span><text:span text:style-name="T4"><text:line-break/></text:span><text:span text:style-name="T5">2. </text:span><text:span text:style-name="T6">You are writing code to handle events in your program. You defined a delegate named<text:line-break/></text:span><text:span text:style-name="T9">RectangleHandler </text:span><text:span text:style-name="T6">like this:<text:line-break/></text:span><text:span text:style-name="T9">public delegate void RectangleHandler(Rectangle rect);<text:line-break/></text:span><text:span text:style-name="T6">You also create a variable of the </text:span><text:span text:style-name="T9">RectangleHandler </text:span><text:span text:style-name="T6">type like this:<text:line-break/></text:span><text:span text:style-name="T9">RectangleHandler handler;<text:line-break/></text:span><text:span text:style-name="T6">Later in the program, you need to add a method named </text:span><text:span text:style-name="T9">DisplayArea </text:span><text:span text:style-name="T6">to the method<text:line-break/>invocation list of the handler variable. The signature of the </text:span><text:span text:style-name="T9">DisplayArea </text:span><text:span text:style-name="T6">method<text:line-break/>matches with the signature of the </text:span><text:span text:style-name="T9">RectangleHandler </text:span><text:span text:style-name="T6">method. Any code that you<text:line-break/>write should not affect any existing event handling code. Which of the following code<text:line-break/>examples should you write?<text:line-break/></text:span><text:soft-page-break/><text:span text:style-name="T5">a. </text:span><text:span text:style-name="T9">handler </text:span><text:span text:style-name="T6">= </text:span><text:span text:style-name="T9">new Rectanglehandler(DisplayArea);<text:line-break/></text:span><text:span text:style-name="T5">b. </text:span><text:span text:style-name="T9">handler </text:span><text:span text:style-name="T6">= </text:span><text:span text:style-name="T9">DisplayArea;<text:line-break/></text:span><text:span text:style-name="T5">c. </text:span><text:span text:style-name="T9">handler </text:span><text:span text:style-name="T6">+= </text:span><text:span text:style-name="T9">DisplayArea;<text:line-break/></text:span><text:span text:style-name="T5">d. </text:span><text:span text:style-name="T9">handler –</text:span><text:span text:style-name="T6">= </text:span><text:span text:style-name="T9">DisplayArea;<text:line-break/></text:span><text:span text:style-name="T5">3. </text:span><text:span text:style-name="T6">You are developing a Windows form that responds to mouse events. When the mouse<text:line-break/>moves, you need to invoke the method </text:span><text:span text:style-name="T9">Form1</text:span><text:span text:style-name="T6">_</text:span><text:span text:style-name="T9">HandleMouse</text:span><text:span text:style-name="T6">. Any code that you write<text:line-break/>should not affect any existing event handling code. Which of the following statements<text:line-break/>should you use to attach the event handler with the event?<text:line-break/></text:span><text:span text:style-name="T5">a.</text:span><text:span text:style-name="T4"><text:line-break/></text:span><text:span text:style-name="T9">this.MouseDown = new MouseEventHandler<text:line-break/>(Form1_HandleMouse);<text:line-break/></text:span><text:span text:style-name="T5">b.</text:span><text:span text:style-name="T4"><text:line-break/></text:span><text:span text:style-name="T9">this.MouseMove = new MouseEventHandler<text:line-break/>(Form1_HandleMouse);<text:line-break/></text:span><text:span text:style-name="T5">c.</text:span><text:span text:style-name="T4"><text:line-break/></text:span><text:span text:style-name="T9">this.MouseDown += new MouseEventHandler<text:line-break/>(Form1_HandleMouse);<text:line-break/></text:span><text:span text:style-name="T5">d.</text:span><text:span text:style-name="T4"><text:line-break/></text:span><text:span text:style-name="T9">this.MouseMove += new MouseEventHandler<text:line-break/>(Form1_HandleMouse);<text:line-break/></text:span><text:span text:style-name="T5">4. </text:span><text:span text:style-name="T6">What will be the output of the following code?<text:line-break/></text:span><text:span text:style-name="T9">int num = 5;<text:line-break/>int den = 0;<text:line-break/>try<text:line-break/>{<text:line-break/>Console.WriteLine(“Performing Division”);<text:line-break/>int res = num/den;<text:line-break/>Console.WriteLine(“After Division”);<text:line-break/>}<text:line-break/>catch(SystemException se)<text:line-break/>{<text:line-break/>Console.WriteLine(“In Catch Block”);<text:line-break/>}<text:line-break/>Console.WriteLine(“After Catch Block”);<text:line-break/></text:span><text:span text:style-name="T5">a.</text:span><text:span text:style-name="T4"><text:line-break/></text:span><text:span text:style-name="T9">Performing Division<text:line-break/>After Catch Block</text:span><text:span text:style-name="T4"><text:line-break/><text:line-break/></text:span><text:span text:style-name="T5">b.</text:span><text:span text:style-name="T4"><text:line-break/></text:span><text:span text:style-name="T9">Performing Division<text:line-break/>After Division<text:line-break/>In Catch Block<text:line-break/>After Catch Block<text:line-break/></text:span><text:span text:style-name="T5">c.</text:span><text:span text:style-name="T4"><text:line-break/></text:span><text:span text:style-name="T9">Performing Division<text:line-break/>In Catch Block<text:line-break/>After Catch Block<text:line-break/></text:span><text:span text:style-name="T5">d.</text:span><text:span text:style-name="T4"><text:line-break/></text:span><text:span text:style-name="T9">Performing Division<text:line-break/>In Catch Block<text:line-break/>After Division<text:line-break/>After Catch Block<text:line-break/></text:span><text:span text:style-name="T5">5. </text:span><text:span text:style-name="T6">You are developing a Windows Forms application using C#. Your application needs to<text:line-break/>query the name and address of the user. You have placed two TextBox controls named<text:line-break/></text:span><text:span text:style-name="T9">txtName </text:span><text:span text:style-name="T6">and </text:span><text:span text:style-name="T9">txtAddress</text:span><text:span text:style-name="T6">. When the user presses a key on TextBox controls, or when<text:line-break/></text:span><text:soft-page-break/><text:span text:style-name="T6">the user changes the text in the TextBox controls, you want to run code to ensure that<text:line-break/>the user does not enters a numeric value.<text:line-break/>You are looking at responding to the </text:span><text:span text:style-name="T9">TextChanged </text:span><text:span text:style-name="T6">and </text:span><text:span text:style-name="T9">KeyPress </text:span><text:span text:style-name="T6">events. The event<text:line-break/>handler for </text:span><text:span text:style-name="T9">TextChanged </text:span><text:span text:style-name="T6">receives an argument of the </text:span><text:span text:style-name="T9">EventArgs </text:span><text:span text:style-name="T6">type while the<text:line-break/></text:span><text:span text:style-name="T9">KeyPress </text:span><text:span text:style-name="T6">receives an argument of the </text:span><text:span text:style-name="T9">KeyPressEventArgs </text:span><text:span text:style-name="T6">type.<text:line-break/>You want to write minimum code. Which of the following best describes how to structure your code to fulfill this requirement?<text:line-break/></text:span><text:span text:style-name="T5">a. </text:span><text:span text:style-name="T6">Write four separate event handlers, one each for the </text:span><text:span text:style-name="T9">TextChanged </text:span><text:span text:style-name="T6">event of<text:line-break/></text:span><text:span text:style-name="T9">txtName</text:span><text:span text:style-name="T6">, the </text:span><text:span text:style-name="T9">KeyPress </text:span><text:span text:style-name="T6">event of </text:span><text:span text:style-name="T9">txtName</text:span><text:span text:style-name="T6">, the </text:span><text:span text:style-name="T9">TextChanged </text:span><text:span text:style-name="T6">event of<text:line-break/></text:span><text:span text:style-name="T9">txtAddress</text:span><text:span text:style-name="T6">, and the </text:span><text:span text:style-name="T9">KeyPress </text:span><text:span text:style-name="T6">event of </text:span><text:span text:style-name="T9">txtAddress</text:span><text:span text:style-name="T6">.<text:line-break/></text:span><text:span text:style-name="T5">b. </text:span><text:span text:style-name="T6">Write two event handlers. The first handles both </text:span><text:span text:style-name="T9">TextChanged </text:span><text:span text:style-name="T6">events, and the second<text:line-break/>handles both </text:span><text:span text:style-name="T9">KeyPress </text:span><text:span text:style-name="T6">events.<text:line-break/></text:span><text:span text:style-name="T5">c. </text:span><text:span text:style-name="T6">Write two event handlers. The first handles the </text:span><text:span text:style-name="T9">TextChanged </text:span><text:span text:style-name="T6">and </text:span><text:span text:style-name="T9">KeyPress </text:span><text:span text:style-name="T6">events<text:line-break/>for </text:span><text:span text:style-name="T9">txtName, </text:span><text:span text:style-name="T6">and the second handles the </text:span><text:span text:style-name="T9">TextChanged </text:span><text:span text:style-name="T6">and </text:span><text:span text:style-name="T9">KeyPress </text:span><text:span text:style-name="T6">events for<text:line-break/></text:span><text:span text:style-name="T9">txtAddress</text:span><text:span text:style-name="T6">.<text:line-break/></text:span><text:span text:style-name="T5">d. </text:span><text:span text:style-name="T6">Write a single event handler to handle the </text:span><text:span text:style-name="T9">TextChanged </text:span><text:span text:style-name="T6">and </text:span><text:span text:style-name="T9">KeyPress </text:span><text:span text:style-name="T6">events of<text:line-break/>both controls.<text:line-break/></text:span><text:span text:style-name="T5">6. </text:span><text:span text:style-name="T6">You develop a Windows form application using C#. The name of the application’s<text:line-break/>executable file is SalesAnalysis.exe. For easy configuration of the application, you<text:line-break/>decide to deploy the application with an application configuration file. At runtime, the<text:line-break/>Windows form application must be able to read the settings stored in the configuration<text:line-break/>file. Which of the following actions should you take? (Select all that apply)<text:line-break/></text:span><text:span text:style-name="T5">a. </text:span><text:span text:style-name="T6">Name the configuration file as SalesAnalysis.config<text:line-break/></text:span><text:span text:style-name="T5">b. </text:span><text:span text:style-name="T6">Name the configuration file as SalesAnalysis.exe.config<text:line-break/></text:span><text:span text:style-name="T5">c. </text:span><text:span text:style-name="T6">Deploy the configuration file to the same directory as the executable file<text:line-break/></text:span><text:span text:style-name="T5">d. </text:span><text:span text:style-name="T6">Deploy the configuration file to a child folder named config<text:line-break/></text:span><text:span text:style-name="T5">7. </text:span><text:span text:style-name="T6">You have developed an ASP.NET application. The application needs to retrieve orders<text:line-break/>from a warehouse. For the sake of flexibility, you store the warehouse name in the<text:line-break/></text:span><text:span text:style-name="T9">&lt;appSettings&gt; </text:span><text:span text:style-name="T6">element in the web.config, application’s configuration file. After you<text:line-break/>deploy the application to the production Web server, the administrator will be required<text:line-break/>to modify the configuration file to change the warehouse. You want the new settings to<text:line-break/>be applied as soon as possible. What action should the administrator take to ensure that<text:line-break/>the application reads the new connection string from the configuration file?<text:line-break/><text:line-break/></text:span><text:span text:style-name="T7">a. </text:span><text:span text:style-name="T6">Nothing. As soon as the administrator modifies and saves the configuration file, the<text:line-break/>application will automatically use the new warehouse name.<text:line-break/></text:span><text:span text:style-name="T5">b. </text:span><text:span text:style-name="T6">Recompile the application<text:line-break/></text:span><text:span text:style-name="T5">c. </text:span><text:span text:style-name="T6">Restart the ASP.NET process<text:line-break/></text:span><text:soft-page-break/><text:span text:style-name="T5">d. </text:span><text:span text:style-name="T6">Close the application and restart the Web server<text:line-break/></text:span><text:span text:style-name="T5">8. </text:span><text:span text:style-name="T6">You are developing a Web application that processes orders. You need to store certain<text:line-break/>application parameters that can be configured without recompiling the application.<text:line-break/>Which of the following should you do? (Select all that apply)<text:line-break/></text:span><text:span text:style-name="T5">a. </text:span><text:span text:style-name="T6">Store the configuration in app.config file.<text:line-break/></text:span><text:span text:style-name="T5">b. </text:span><text:span text:style-name="T6">Store the configuration in web.config file.<text:line-break/></text:span><text:span text:style-name="T5">c. </text:span><text:span text:style-name="T6">Use the </text:span><text:span text:style-name="T9">ConfigurationManager </text:span><text:span text:style-name="T6">class to access the settings from the configuration<text:line-break/>file.<text:line-break/></text:span><text:span text:style-name="T5">d. </text:span><text:span text:style-name="T6">Use the </text:span><text:span text:style-name="T9">WebConfigurationManager </text:span><text:span text:style-name="T6">class to access the settings from the configuration file.<text:line-break/></text:span><text:span text:style-name="T5">9. </text:span><text:span text:style-name="T6">What will be the output of the following code?<text:line-break/></text:span><text:span text:style-name="T9">int num = 5;<text:line-break/>int den = 0;<text:line-break/>try<text:line-break/>{<text:line-break/>Console.WriteLine(“First”);<text:line-break/>int res = num/den;<text:line-break/>Console.WriteLine(“Second”);<text:line-break/>}<text:line-break/>catch(DivideByZeroException ex)<text:line-break/>{<text:line-break/>Console.WriteLine(“Third”);<text:line-break/>}<text:line-break/>finally<text:line-break/>{<text:line-break/>Console.WriteLine(“Fourth”);<text:line-break/>}<text:line-break/>Console.WriteLine(“Fifth”);<text:line-break/></text:span><text:span text:style-name="T5">a.</text:span><text:span text:style-name="T4"><text:line-break/></text:span><text:span text:style-name="T9">First<text:line-break/>Second<text:line-break/>Third<text:line-break/>Fourth<text:line-break/>Fifth<text:line-break/></text:span><text:span text:style-name="T5">b.</text:span><text:span text:style-name="T4"><text:line-break/></text:span><text:span text:style-name="T9">First<text:line-break/>Third<text:line-break/>Fourth<text:line-break/>Fifth<text:line-break/></text:span><text:span text:style-name="T5">c.</text:span><text:span text:style-name="T4"><text:line-break/></text:span><text:span text:style-name="T9">First<text:line-break/>Second<text:line-break/>Third<text:line-break/>Fourth<text:line-break/></text:span><text:span text:style-name="T5">d.</text:span><text:span text:style-name="T4"><text:line-break/></text:span><text:span text:style-name="T9">First<text:line-break/>Third<text:line-break/>Fifth</text:span><text:span text:style-name="T6"><text:line-break/></text:span><text:span text:style-name="T7">10. </text:span><text:span text:style-name="T6">You are developing a console application that reads data from the file. Your application<text:line-break/>needs to handle all exceptions, including when the file is not found. You write the<text:line-break/>following code (line numbers are for reference only):<text:line-break/></text:span><text:span text:style-name="T9">01: StreamReader sr = null;<text:line-break/>02: try<text:line-break/>03: {<text:line-break/>04: sr = File.OpenText(@“c:\data.txt”);<text:line-break/>05: Console.WriteLine(sr.ReadToEnd());<text:line-break/>06: }<text:line-break/>07: catch (FileNotFoundException fnfe)<text:line-break/>08: {<text:line-break/></text:span><text:soft-page-break/><text:span text:style-name="T9">09: Console.WriteLine(fnfe.Message);<text:line-break/>10: }<text:line-break/>11: catch (Exception ex)<text:line-break/>12: {<text:line-break/>13: Console.WriteLine(ex.Message);<text:line-break/>14: }<text:line-break/></text:span><text:span text:style-name="T6">You need to write code to close the </text:span><text:span text:style-name="T9">StreamReader </text:span><text:span text:style-name="T6">object. You need to make sure that<text:line-break/></text:span><text:span text:style-name="T9">StreamReader </text:span><text:span text:style-name="T6">object is always closed, whether an exception was thrown or not. What<text:line-break/>should you do?<text:line-break/></text:span><text:span text:style-name="T5">a. </text:span><text:span text:style-name="T6">Insert the following code after line 05:<text:line-break/></text:span><text:span text:style-name="T9">sr.Close();<text:line-break/></text:span><text:span text:style-name="T5">b. </text:span><text:span text:style-name="T6">Insert the following code after line 09:<text:line-break/></text:span><text:span text:style-name="T9">sr.Close();<text:line-break/></text:span><text:span text:style-name="T5">c. </text:span><text:span text:style-name="T6">Insert the following code after line 13:<text:line-break/></text:span><text:span text:style-name="T9">sr.Close();<text:line-break/></text:span><text:span text:style-name="T5">d. </text:span><text:span text:style-name="T6">Insert the following code after line 14:<text:line-break/></text:span><text:span text:style-name="T9">finally<text:line-break/>{<text:line-break/>sr.Close();<text:line-break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Garamond-Bold" svg:font-family="AGaramond-Bold"/>
    <style:font-face style:name="AGaramond-Italic" svg:font-family="AGaramond-Italic"/>
    <style:font-face style:name="AGaramond-Regular" svg:font-family="AGaramond-Regular"/>
    <style:font-face style:name="Frutiger-BlackCn" svg:font-family="Frutiger-BlackCn"/>
    <style:font-face style:name="LucidaSans-Typewriter" svg:font-family="LucidaSans-Typewrite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50S</meta:editing-duration>
    <meta:editing-cycles>3</meta:editing-cycles>
    <meta:generator>OpenOffice/4.1.1$Win32 OpenOffice.org_project/411m6$Build-9775</meta:generator>
    <dc:date>2015-03-19T12:36:37.58</dc:date>
    <meta:document-statistic meta:table-count="0" meta:image-count="0" meta:object-count="0" meta:page-count="5" meta:paragraph-count="1" meta:word-count="1272" meta:character-count="8117"/>
    <dc:creator>Patrick </dc:creator>
    <meta:user-defined meta:name="Info 1"/>
    <meta:user-defined meta:name="Info 2"/>
    <meta:user-defined meta:name="Info 3"/>
    <meta:user-defined meta:name="Info 4"/>
  </office:meta>
</office:document-meta>
</file>